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D000000DF000000DFBF2BCD77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226cm"/>
    </style:style>
    <style:style style:name="gr3" style:family="graphic" style:parent-style-name="standard">
      <style:graphic-properties draw:stroke="none" svg:stroke-color="#000000" draw:fill="solid" draw:fill-color="#ffffff" draw:auto-grow-height="false" fo:min-height="0.229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88cm" svg:height="11.529cm" svg:x="0cm" svg:y="0.06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587cm" svg:height="0.607cm" svg:x="8.362cm" svg:y="6.186cm">
          <draw:text-box>
            <text:p text:style-name="P2"><text:span text:style-name="T1">52-11</text:span></text:p>
          </draw:text-box>
        </draw:frame>
        <draw:frame draw:style-name="gr3" draw:text-style-name="P2" draw:layer="layout" svg:width="1.472cm" svg:height="0.612cm" draw:transform="rotate (-0.471238898038469) translate (9.298cm 5.155cm)">
          <draw:text-box>
            <text:p text:style-name="P2"><text:span text:style-name="T1">52-15</text:span></text:p>
          </draw:text-box>
        </draw:frame>
        <draw:frame draw:style-name="gr2" draw:text-style-name="P2" draw:layer="layout" svg:width="1.587cm" svg:height="0.607cm" svg:x="9.935cm" svg:y="4.581cm">
          <draw:text-box>
            <text:p text:style-name="P2"><text:span text:style-name="T1">52-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eo Schmidt</meta:initial-creator>
    <meta:creation-date>2018-11-24T09:04:12.528029179</meta:creation-date>
    <dc:date>2018-11-27T11:01:54.213900759</dc:date>
    <dc:creator>Theo Schmidt</dc:creator>
    <meta:editing-duration>PT47M57S</meta:editing-duration>
    <meta:editing-cycles>6</meta:editing-cycles>
    <meta:generator>LibreOffice/4.1.6.2$Linux_X86_64 LibreOffice_project/410m0$Build-2</meta:generator>
    <meta:printed-by>Theo Schmidt</meta:printed-by>
    <meta:print-date>2018-11-27T10:22:43.470027976</meta:print-date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 chart:regression-type="linear"/>
    </style:style>
    <style:style style:name="ch3" style:family="chart" style:data-style-name="N106">
      <style:chart-properties chart:scale-text="true" chart:display-label="true" chart:logarithmic="false" chart:minimum="0.003" chart:maximum="0.013" chart:reverse-direction="false" text:line-break="false" chart:link-data-style-to-source="false" chart:axis-position="0"/>
      <style:graphic-properties svg:stroke-width="0.02cm"/>
      <style:text-properties fo:font-size="9pt" style:font-size-asian="10pt" style:font-size-complex="10pt"/>
    </style:style>
    <style:style style:name="ch4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scale-text="true" chart:display-label="true" chart:logarithmic="false" chart:minimum="80" chart:reverse-direction="false" text:line-break="false" chart:link-data-style-to-source="false" chart:axis-position="0"/>
      <style:graphic-properties svg:stroke-width="0.02cm"/>
      <style:text-properties fo:font-size="9pt" style:font-size-asian="10pt" style:font-size-complex="10pt"/>
    </style:style>
    <style:style style:name="ch6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plus" chart:symbol-width="0.15cm" chart:symbol-height="0.15cm" chart:scale-text="true" chart:link-data-style-to-source="false" chart:regression-type="linear">
        <chart:symbol-image xlink:href="Pictures/2000000D000000DF000000DFBF2BCD77.svm" xlink:type="simple" xlink:actuate="onLoad"/>
      </style:chart-properties>
      <style:graphic-properties draw:stroke="none" svg:stroke-width="0.05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-dash="Fine_20_Dashed_20__28_var_29_" svg:stroke-width="0.05cm"/>
    </style:style>
    <style:style style:name="ch9" style:family="chart" style:data-style-name="N0">
      <style:chart-properties chart:symbol-type="named-symbol" chart:symbol-name="x" chart:symbol-width="0.15cm" chart:symbol-height="0.15cm" chart:scale-text="true" chart:link-data-style-to-source="false" chart:regression-type="linear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svg:stroke-width="0.05cm"/>
    </style:style>
    <style:style style:name="ch11" style:family="chart" style:data-style-name="N0">
      <style:chart-properties chart:symbol-type="named-symbol" chart:symbol-name="plus" chart:symbol-width="0.15cm" chart:symbol-height="0.15cm" chart:scale-text="true" chart:link-data-style-to-source="false" chart:regression-type="linear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89cm" svg:height="11.53cm" xlink:href="." xlink:type="simple" chart:class="chart:scatter" chart:style-name="ch1">
        <chart:plot-area chart:style-name="ch2" chart:data-source-has-labels="both" svg:x="1.471cm" svg:y="1.066cm" svg:width="11.218cm" svg:height="7.425cm">
          <chartooo:coordinate-region svg:x="2.278cm" svg:y="1.253cm" svg:width="9.999cm" svg:height="6.619cm"/>
          <chart:axis chart:dimension="x" chart:name="primary-x" chart:style-name="ch3" chartooo:axis-type="auto">
            <chart:title svg:x="5.316cm" svg:y="8.721cm" chart:style-name="ch4">
              <text:p>Reciprocal Tension, 1/N</text:p>
            </chart:title>
            <chart:categories table:cell-range-address="local-table.$B$1:.$G$1"/>
          </chart:axis>
          <chart:axis chart:dimension="y" chart:name="primary-y" chart:style-name="ch5">
            <chart:title svg:x="0.594cm" svg:y="5.708cm" chart:style-name="ch6">
              <text:p>Efficiency, %</text:p>
            </chart:title>
          </chart:axis>
          <chart:series chart:style-name="ch7" chart:values-cell-range-address="local-table.$B$3:.$G$3" chart:label-cell-address="local-table.$A$3" chart:class="chart:scatter">
            <chart:domain table:cell-range-address="local-table.$B$2:.$G$2"/>
            <chart:regression-curve chart:style-name="ch8"/>
            <chart:data-point chart:repeated="6"/>
          </chart:series>
          <chart:series chart:style-name="ch9" chart:values-cell-range-address="local-table.$B$4:.$G$4" chart:label-cell-address="local-table.$A$4" chart:class="chart:scatter">
            <chart:regression-curve chart:style-name="ch10"/>
            <chart:data-point chart:repeated="6"/>
          </chart:series>
          <chart:series chart:style-name="ch11" chart:values-cell-range-address="local-table.$B$5:.$G$5" chart:label-cell-address="local-table.$A$5" chart:class="chart:scatter">
            <chart:regression-curve chart:style-name="ch10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13">
                <text:p>0.013</text:p>
              </table:table-cell>
              <table:table-cell office:value-type="float" office:value="0.00769230769230769">
                <text:p>0.00769230769230769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549450549450549">
                <text:p>0.00549450549450549</text:p>
              </table:table-cell>
              <table:table-cell office:value-type="float" office:value="0.00440528634361234">
                <text:p>0.00440528634361234</text:p>
              </table:table-cell>
              <table:table-cell office:value-type="float" office:value="0.00377358490566038">
                <text:p>0.00377358490566038</text:p>
              </table:table-cell>
            </table:table-row>
            <table:table-row>
              <table:table-cell office:value-type="string">
                <text:p>Zeile 74</text:p>
              </table:table-cell>
              <table:table-cell office:value-type="float" office:value="81.1">
                <text:p>81.1</text:p>
              </table:table-cell>
              <table:table-cell office:value-type="float" office:value="88.7">
                <text:p>88.7</text:p>
              </table:table-cell>
              <table:table-cell office:value-type="float" office:value="91.1">
                <text:p>91.1</text:p>
              </table:table-cell>
              <table:table-cell office:value-type="float" office:value="92.5">
                <text:p>92.5</text:p>
              </table:table-cell>
              <table:table-cell office:value-type="float" office:value="94.6">
                <text:p>94.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Zeile 75</text:p>
              </table:table-cell>
              <table:table-cell office:value-type="float" office:value="83.1">
                <text:p>83.1</text:p>
              </table:table-cell>
              <table:table-cell office:value-type="float" office:value="90.4">
                <text:p>90.4</text:p>
              </table:table-cell>
              <table:table-cell office:value-type="float" office:value="92.3">
                <text:p>92.3</text:p>
              </table:table-cell>
              <table:table-cell office:value-type="float" office:value="94.7">
                <text:p>94.7</text:p>
              </table:table-cell>
              <table:table-cell office:value-type="float" office:value="96.2">
                <text:p>96.2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Zeile 76</text:p>
              </table:table-cell>
              <table:table-cell office:value-type="float" office:value="85.6">
                <text:p>85.6</text:p>
              </table:table-cell>
              <table:table-cell office:value-type="float" office:value="92">
                <text:p>92</text:p>
              </table:table-cell>
              <table:table-cell office:value-type="float" office:value="93.8">
                <text:p>93.8</text:p>
              </table:table-cell>
              <table:table-cell office:value-type="float" office:value="95.2">
                <text:p>95.2</text:p>
              </table:table-cell>
              <table:table-cell office:value-type="float" office:value="97.4">
                <text:p>97.4</text:p>
              </table:table-cell>
              <table:table-cell office:value-type="float" office:value="98.2">
                <text:p>9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